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2C98F09164D56454.png" manifest:media-type="image/png"/>
  <manifest:file-entry manifest:full-path="Pictures/10000201000000A6000000A636089382F13E6FE0.png" manifest:media-type="image/png"/>
  <manifest:file-entry manifest:full-path="Pictures/10000201000000D00000009424804985F27D70B3.png" manifest:media-type="image/png"/>
  <manifest:file-entry manifest:full-path="Pictures/10000201000000E1000000E132C6B046CCBC40CD.png" manifest:media-type="image/png"/>
  <manifest:file-entry manifest:full-path="Pictures/10000201000000C8000000C805AB957792CDCE75.png" manifest:media-type="image/png"/>
  <manifest:file-entry manifest:full-path="Pictures/10000000000000A6000000A61B0F673A72CAD410.png" manifest:media-type="image/png"/>
  <manifest:file-entry manifest:full-path="Pictures/10000201000000C8000000C8631E75222CE049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00cc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solid" svg:stroke-width="0.071cm" svg:stroke-color="#000000" draw:fill="solid" draw:fill-color="#00cc00" draw:textarea-vertical-align="middle" draw:auto-grow-height="false" draw:fit-to-size="false" fo:min-height="0.579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fill="solid" draw:fill-color="#ff99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fill="solid" draw:fill-color="#3399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f6fc6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f6fc6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8.896cm"/>
    </style:style>
    <style:style style:name="gr15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cc00"/>
      <style:paragraph-properties fo:text-align="start" style:font-independent-line-spacing="true"/>
      <style:text-properties fo:font-size="18pt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9900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3399ff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San Francisco Text" fo:font-size="18pt" fo:hyphenate="false"/>
    </style:style>
    <style:style style:name="P15" style:family="paragraph">
      <loext:graphic-properties draw:fill="none" draw:fill-color="#ffffff"/>
      <style:text-properties fo:color="#666666" style:font-name="San Francisco Display" fo:font-size="40pt" style:font-size-asian="40pt" style:font-size-complex="40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an Francisco Tex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an Francisco Tex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666666" style:font-name="San Francisco Display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2" draw:style-name="gr1" draw:text-style-name="P1" draw:layer="layout" svg:x1="14.039cm" svg:y1="2.948cm" svg:x2="14.036cm" svg:y2="18.6cm">
          <text:p/>
        </draw:line>
        <draw:line draw:name="Straight Connector 12" draw:style-name="gr2" draw:text-style-name="P1" draw:layer="layout" svg:x1="16.155cm" svg:y1="3.997cm" svg:x2="5.784cm" svg:y2="3.993cm">
          <text:p/>
        </draw:line>
        <draw:custom-shape draw:name="Oval 16" draw:style-name="gr3" draw:text-style-name="P2" draw:layer="layout" svg:width="1.269cm" svg:height="1.269cm" svg:x="13.404cm" svg:y="3.3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4" draw:text-style-name="P3" draw:layer="layout" svg:width="0.422cm" svg:height="0.422cm" svg:x="13.827cm" svg:y="3.7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5" draw:text-style-name="P4" draw:layer="layout" svg:width="3.597cm" svg:height="1.025cm" svg:x="13.547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" draw:text-style-name="P1" draw:layer="layout" svg:x1="16.367cm" svg:y1="6.325cm" svg:x2="5.995cm" svg:y2="6.321cm">
          <text:p/>
        </draw:line>
        <draw:custom-shape draw:name="Oval 22" draw:style-name="gr6" draw:text-style-name="P5" draw:layer="layout" svg:width="1.269cm" svg:height="1.269cm" svg:x="13.404cm" svg:y="5.6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4" draw:text-style-name="P3" draw:layer="layout" svg:width="0.422cm" svg:height="0.422cm" svg:x="13.827cm" svg:y="6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2" draw:text-style-name="P1" draw:layer="layout" svg:x1="16.367cm" svg:y1="8.865cm" svg:x2="5.995cm" svg:y2="8.861cm">
          <text:p/>
        </draw:line>
        <draw:custom-shape draw:name="Oval 28" draw:style-name="gr6" draw:text-style-name="P5" draw:layer="layout" svg:width="1.269cm" svg:height="1.269cm" svg:x="13.404cm" svg:y="8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4" draw:text-style-name="P3" draw:layer="layout" svg:width="0.422cm" svg:height="0.422cm" svg:x="13.827cm" svg:y="8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2" draw:text-style-name="P1" draw:layer="layout" svg:x1="16.367cm" svg:y1="11.194cm" svg:x2="5.995cm" svg:y2="11.189cm">
          <text:p/>
        </draw:line>
        <draw:custom-shape draw:name="Oval 32" draw:style-name="gr7" draw:text-style-name="P6" draw:layer="layout" svg:width="1.269cm" svg:height="1.269cm" svg:x="13.404cm" svg:y="10.5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4" draw:text-style-name="P3" draw:layer="layout" svg:width="0.422cm" svg:height="0.422cm" svg:x="13.827cm" svg:y="10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1" draw:layer="layout" svg:x1="16.367cm" svg:y1="13.31cm" svg:x2="5.995cm" svg:y2="13.306cm">
          <text:p/>
        </draw:line>
        <draw:custom-shape draw:name="Oval 35" draw:style-name="gr7" draw:text-style-name="P6" draw:layer="layout" svg:width="1.269cm" svg:height="1.269cm" svg:x="13.404cm" svg:y="12.6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4" draw:text-style-name="P3" draw:layer="layout" svg:width="0.422cm" svg:height="0.422cm" svg:x="13.827cm" svg:y="13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2" draw:text-style-name="P1" draw:layer="layout" svg:x1="16.367cm" svg:y1="15.427cm" svg:x2="5.995cm" svg:y2="15.423cm">
          <text:p/>
        </draw:line>
        <draw:custom-shape draw:name="Oval 38" draw:style-name="gr7" draw:text-style-name="P6" draw:layer="layout" svg:width="1.269cm" svg:height="1.269cm" svg:x="13.404cm" svg:y="14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4" draw:text-style-name="P3" draw:layer="layout" svg:width="0.422cm" svg:height="0.422cm" svg:x="13.827cm" svg:y="15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2" draw:text-style-name="P1" draw:layer="layout" svg:x1="16.367cm" svg:y1="17.544cm" svg:x2="5.995cm" svg:y2="17.539cm">
          <text:p/>
        </draw:line>
        <draw:custom-shape draw:name="Oval 41" draw:style-name="gr8" draw:text-style-name="P7" draw:layer="layout" svg:width="1.269cm" svg:height="1.269cm" svg:x="13.404cm" svg:y="16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422cm" svg:height="0.422cm" svg:x="13.827cm" svg:y="17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6" draw:style-name="gr9" draw:text-style-name="P1" draw:layer="layout" svg:width="2.116cm" svg:height="1.505cm" svg:x="3.023cm" svg:y="2.543cm">
          <draw:image xlink:href="Pictures/10000201000000D00000009424804985F27D70B3.png" xlink:type="simple" xlink:show="embed" xlink:actuate="onLoad">
            <text:p/>
          </draw:image>
        </draw:frame>
        <draw:frame draw:name="Picture 47" draw:style-name="gr9" draw:text-style-name="P1" draw:layer="layout" svg:width="2.116cm" svg:height="2.116cm" svg:x="3.032cm" svg:y="4.205cm">
          <draw:image xlink:href="Pictures/10000201000000E1000000E132C6B046CCBC40CD.png" xlink:type="simple" xlink:show="embed" xlink:actuate="onLoad">
            <text:p/>
          </draw:image>
        </draw:frame>
        <draw:frame draw:name="Picture 48" draw:style-name="gr9" draw:text-style-name="P1" draw:layer="layout" svg:width="1.983cm" svg:height="1.983cm" svg:x="3.244cm" svg:y="6.745cm">
          <draw:image xlink:href="Pictures/10000000000000A6000000A61B0F673A72CAD410.png" xlink:type="simple" xlink:show="embed" xlink:actuate="onLoad">
            <text:p/>
          </draw:image>
        </draw:frame>
        <draw:frame draw:name="Picture 49" draw:style-name="gr9" draw:text-style-name="P1" draw:layer="layout" svg:width="2.116cm" svg:height="2.116cm" svg:x="3.244cm" svg:y="9.073cm">
          <draw:image xlink:href="Pictures/10000201000000C8000000C8631E75222CE04989.png" xlink:type="simple" xlink:show="embed" xlink:actuate="onLoad">
            <text:p/>
          </draw:image>
        </draw:frame>
        <draw:frame draw:name="Picture 50" draw:style-name="gr9" draw:text-style-name="P1" draw:layer="layout" svg:width="1.917cm" svg:height="1.917cm" svg:x="3.422cm" svg:y="11.431cm">
          <draw:image xlink:href="Pictures/10000201000000A6000000A636089382F13E6FE0.png" xlink:type="simple" xlink:show="embed" xlink:actuate="onLoad">
            <text:p/>
          </draw:image>
        </draw:frame>
        <draw:frame draw:name="Picture 51" draw:style-name="gr9" draw:text-style-name="P1" draw:layer="layout" svg:width="1.917cm" svg:height="1.917cm" svg:x="3.456cm" svg:y="13.748cm">
          <draw:image xlink:href="Pictures/10000201000000E1000000E12C98F09164D56454.png" xlink:type="simple" xlink:show="embed" xlink:actuate="onLoad">
            <text:p/>
          </draw:image>
        </draw:frame>
        <draw:frame draw:name="Picture 52" draw:style-name="gr9" draw:text-style-name="P1" draw:layer="layout" svg:width="2.222cm" svg:height="2.222cm" svg:x="3.456cm" svg:y="16.058cm">
          <draw:image xlink:href="Pictures/10000201000000C8000000C805AB957792CDCE75.png" xlink:type="simple" xlink:show="embed" xlink:actuate="onLoad">
            <text:p/>
          </draw:image>
        </draw:frame>
        <draw:custom-shape draw:name="TextBox 53" draw:style-name="gr10" draw:text-style-name="P9" draw:layer="layout" svg:width="8.042cm" svg:height="1.013cm" svg:x="5.697cm" svg:y="2.948cm">
          <text:p text:style-name="P8"><text:span text:style-name="T1">LITERATURE SURV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0" draw:text-style-name="P9" draw:layer="layout" svg:width="6.561cm" svg:height="1.013cm" svg:x="5.784cm" svg:y="5.263cm">
          <text:p text:style-name="P8"><text:span text:style-name="T2">PBM <text:s/>IDENTI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0" draw:text-style-name="P9" draw:layer="layout" svg:width="8.042cm" svg:height="1.013cm" svg:x="5.572cm" svg:y="7.591cm">
          <text:p text:style-name="P8"><text:span text:style-name="T2">HARDWAR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0" draw:text-style-name="P9" draw:layer="layout" svg:width="7.831cm" svg:height="1.773cm" svg:x="5.908cm" svg:y="9.421cm">
          <text:p text:style-name="P8"><text:span text:style-name="T2">PROGRAMMING THE <text:s/>ARDUINO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0" draw:text-style-name="P9" draw:layer="layout" svg:width="6.772cm" svg:height="1.773cm" svg:x="6.139cm" svg:y="11.548cm">
          <text:p text:style-name="P8"><text:span text:style-name="T2">Debugging and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0" draw:text-style-name="P9" draw:layer="layout" svg:width="5.714cm" svg:height="1.013cm" svg:x="6.207cm" svg:y="14.41cm">
          <text:p text:style-name="P8"><text:span text:style-name="T2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1" draw:text-style-name="P9" draw:layer="layout" svg:width="5.926cm" svg:height="1.011cm" svg:x="6.419cm" svg:y="16.548cm">
          <text:p text:style-name="P8"><text:span text:style-name="T2">DELI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0" draw:layer="layout" svg:width="4.444cm" svg:height="1.904cm" svg:x="16.156cm" svg:y="2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3" draw:text-style-name="P12" draw:layer="layout" svg:width="4.444cm" svg:height="1.904cm" svg:x="16.156cm" svg:y="5.263cm">
          <text:p text:style-name="P11"><text:span text:style-name="T3">16/09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3" draw:text-style-name="P12" draw:layer="layout" svg:width="4.444cm" svg:height="1.904cm" svg:x="16.156cm" svg:y="7.591cm">
          <text:p text:style-name="P11"><text:span text:style-name="T3">23/09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3" draw:text-style-name="P12" draw:layer="layout" svg:width="4.444cm" svg:height="1.904cm" svg:x="16.156cm" svg:y="10.131cm">
          <text:p text:style-name="P11"><text:span text:style-name="T3">22/10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3" draw:text-style-name="P12" draw:layer="layout" svg:width="4.444cm" svg:height="1.904cm" svg:x="16.156cm" svg:y="12.46cm">
          <text:p text:style-name="P11"><text:span text:style-name="T3">23/10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3" draw:text-style-name="P12" draw:layer="layout" svg:width="4.444cm" svg:height="1.904cm" svg:x="16.156cm" svg:y="14.576cm">
          <text:p text:style-name="P11"><text:span text:style-name="T3">31/10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3" draw:text-style-name="P10" draw:layer="layout" svg:width="4.444cm" svg:height="1.904cm" svg:x="16.156cm" svg:y="16.693cm">
          <text:p text:style-name="P13"><text:span text:style-name="T3">November Week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10" draw:text-style-name="P14" draw:layer="layout" svg:width="4.021cm" svg:height="1.013cm" svg:x="16.367cm" svg:y="3.358cm">
          <text:p text:style-name="P8"><text:span text:style-name="T4">9</text:span><text:span text:style-name="T5">13/09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9.396cm" svg:height="1.94cm" svg:x="9cm" svg:y="0.594cm">
          <draw:text-box>
            <text:p><text:span text:style-name="T6">Timeline <text:s/>chart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lank-background" style:family="presentation">
      <style:graphic-properties draw:stroke="none" draw:fill="solid" draw:fill-color="#04617b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4617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09-14">14/09/17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kamrun nisa</meta:initial-creator>
    <meta:editing-cycles>14</meta:editing-cycles>
    <meta:creation-date>2017-09-14T15:10:13</meta:creation-date>
    <dc:date>2017-09-14T14:34:22.430914188</dc:date>
    <meta:editing-duration>PT3H10M20S</meta:editing-duration>
    <meta:generator>LibreOffice/5.1.6.2$Linux_X86_64 LibreOffice_project/10m0$Build-2</meta:generator>
    <meta:document-statistic meta:object-count="6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